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sReadReset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sReadResetInputStream.read( byte [ ] b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sReadReset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sReadResetInputStream.BytesReadResetInputStream( InputStream in , Watchdog watchdog , int lengthR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